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paragraph-properties fo:margin-top="0cm" fo:margin-bottom="0cm" loext:contextual-spacing="false"/>
    </style:style>
    <style:style style:name="P9" style:family="paragraph" style:parent-style-name="Text_20_body" style:list-style-name="L1">
      <style:paragraph-properties fo:margin-top="0cm" fo:margin-bottom="0cm" loext:contextual-spacing="false"/>
    </style:style>
    <style:style style:name="P10" style:family="paragraph" style:parent-style-name="Text_20_body" style:list-style-name="L2">
      <style:paragraph-properties fo:margin-top="0cm" fo:margin-bottom="0cm" loext:contextual-spacing="false"/>
    </style:style>
    <style:style style:name="P11" style:family="paragraph" style:parent-style-name="Text_20_body" style:list-style-name="L3">
      <style:paragraph-properties fo:margin-top="0cm" fo:margin-bottom="0cm" loext:contextual-spacing="false"/>
    </style:style>
    <style:style style:name="P12" style:family="paragraph" style:parent-style-name="Text_20_body" style:list-style-name="L4">
      <style:paragraph-properties fo:margin-top="0cm" fo:margin-bottom="0cm" loext:contextual-spacing="false"/>
    </style:style>
    <style:style style:name="P13" style:family="paragraph" style:parent-style-name="Text_20_body" style:list-style-name="L5">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ding Standards </text:h>
      <text:p text:style-name="P8">Version: current </text:p>
      <text:p text:style-name="Text_20_body"><text:a xlink:type="simple" xlink:href="https://github.com/symfony/symfony-docs/edit/6.0//contributing/code/standards.rst" text:style-name="Internet_20_link" text:visited-style-name="Visited_20_Internet_20_Link">Edit this page </text:a></text:p>
      <text:list xml:id="list693936025" text:style-name="L1">
        <text:list-item>
          <text:p text:style-name="P9"><text:a xlink:type="simple" xlink:href="https://symfony.com/doc/current/contributing/code/standards.html#making-your-code-follow-the-coding-standards" text:style-name="Internet_20_link" text:visited-style-name="Visited_20_Internet_20_Link">Making your Code Follow the Coding Standards</text:a> </text:p>
        </text:list-item>
        <text:list-item>
          <text:p text:style-name="P9"><text:a xlink:type="simple" xlink:href="https://symfony.com/doc/current/contributing/code/standards.html#symfony-coding-standards-in-detail" text:style-name="Internet_20_link" text:visited-style-name="Visited_20_Internet_20_Link">Symfony Coding Standards in Detail</text:a> </text:p>
          <text:list>
            <text:list-item>
              <text:p text:style-name="P9"><text:a xlink:type="simple" xlink:href="https://symfony.com/doc/current/contributing/code/standards.html#structure" text:style-name="Internet_20_link" text:visited-style-name="Visited_20_Internet_20_Link">Structure</text:a> </text:p>
            </text:list-item>
            <text:list-item>
              <text:p text:style-name="P9"><text:a xlink:type="simple" xlink:href="https://symfony.com/doc/current/contributing/code/standards.html#naming-conventions" text:style-name="Internet_20_link" text:visited-style-name="Visited_20_Internet_20_Link">Naming Conventions</text:a> </text:p>
            </text:list-item>
            <text:list-item>
              <text:p text:style-name="P9"><text:a xlink:type="simple" xlink:href="https://symfony.com/doc/current/contributing/code/standards.html#service-naming-conventions" text:style-name="Internet_20_link" text:visited-style-name="Visited_20_Internet_20_Link">Service Naming Conventions</text:a> </text:p>
            </text:list-item>
            <text:list-item>
              <text:p text:style-name="P9"><text:a xlink:type="simple" xlink:href="https://symfony.com/doc/current/contributing/code/standards.html#documentation" text:style-name="Internet_20_link" text:visited-style-name="Visited_20_Internet_20_Link">Documentation</text:a> </text:p>
            </text:list-item>
            <text:list-item>
              <text:p text:style-name="P2"><text:a xlink:type="simple" xlink:href="https://symfony.com/doc/current/contributing/code/standards.html#license" text:style-name="Internet_20_link" text:visited-style-name="Visited_20_Internet_20_Link">License</text:a> </text:p>
            </text:list-item>
          </text:list>
        </text:list-item>
      </text:list>
      <text:p text:style-name="Text_20_body">Symfony code is contributed by thousands of developers around the world. To make every piece of code look and feel familiar, Symfony defines some coding standards that all contributions must follow.</text:p>
      <text:p text:style-name="Text_20_body">These Symfony coding standards are based on the <text:a xlink:type="simple" xlink:href="https://www.php-fig.org/psr/psr-1/" office:target-frame-name="_blank" xlink:show="new" text:style-name="Internet_20_link" text:visited-style-name="Visited_20_Internet_20_Link">PSR-1</text:a>, <text:a xlink:type="simple" xlink:href="https://www.php-fig.org/psr/psr-2/" office:target-frame-name="_blank" xlink:show="new" text:style-name="Internet_20_link" text:visited-style-name="Visited_20_Internet_20_Link">PSR-2</text:a>, <text:a xlink:type="simple" xlink:href="https://www.php-fig.org/psr/psr-4/" office:target-frame-name="_blank" xlink:show="new" text:style-name="Internet_20_link" text:visited-style-name="Visited_20_Internet_20_Link">PSR-4</text:a> and <text:a xlink:type="simple" xlink:href="https://www.php-fig.org/psr/psr-12/" office:target-frame-name="_blank" xlink:show="new" text:style-name="Internet_20_link" text:visited-style-name="Visited_20_Internet_20_Link">PSR-12</text:a> standards, so you may already know most of them.</text:p>
      <text:h text:style-name="Heading_20_2" text:outline-level="2"><text:bookmark text:name="making-your-code-follow-the-coding-standards"/><text:a xlink:type="simple" xlink:href="https://symfony.com/doc/current/contributing/code/standards.html#making-your-code-follow-the-coding-standards" text:style-name="Internet_20_link" text:visited-style-name="Visited_20_Internet_20_Link">Making your Code Follow the Coding Standards</text:a></text:h>
      <text:p text:style-name="Text_20_body">Instead of reviewing your code manually, Symfony makes it simple to ensure that your contributed code matches the expected code syntax. First, install the <text:a xlink:type="simple" xlink:href="https://cs.symfony.com/" text:style-name="Internet_20_link" text:visited-style-name="Visited_20_Internet_20_Link">PHP CS Fixer tool</text:a> and then, run this command to fix any problem:</text:p>
      <text:p text:style-name="P1"><text:span text:style-name="Source_20_Text">cd your-project/</text:span></text:p>
      <text:p text:style-name="P1"><text:span text:style-name="Source_20_Text">php php-cs-fixer.phar fix -v</text:span></text:p>
      <text:p text:style-name="Text_20_body">If you forget to run this command and make a pull request with any syntax issue, our automated tools will warn you about that and will provide the solution.</text:p>
      <text:h text:style-name="Heading_20_2" text:outline-level="2"><text:bookmark text:name="symfony-coding-standards-in-detail"/><text:a xlink:type="simple" xlink:href="https://symfony.com/doc/current/contributing/code/standards.html#symfony-coding-standards-in-detail" text:style-name="Internet_20_link" text:visited-style-name="Visited_20_Internet_20_Link">Symfony Coding Standards in Detail</text:a></text:h>
      <text:p text:style-name="Text_20_body">If you want to learn about the Symfony coding standards in detail, here's a short example containing most features described below:</text:p>
      <text:p text:style-name="Preformatted_20_Text"><text:span text:style-name="Source_20_Text">/*</text:span></text:p>
      <text:p text:style-name="Preformatted_20_Text"><text:span text:style-name="Source_20_Text"><text:s/>* This file is part of the Symfony package.</text:span></text:p>
      <text:p text:style-name="Preformatted_20_Text"><text:span text:style-name="Source_20_Text"><text:s/>*</text:span></text:p>
      <text:p text:style-name="Preformatted_20_Text"><text:span text:style-name="Source_20_Text"><text:s/>* (c) Fabien Potencier &lt;fabien@symfony.com&gt;</text:span></text:p>
      <text:p text:style-name="Preformatted_20_Text"><text:span text:style-name="Source_20_Text"><text:s/>*</text:span></text:p>
      <text:p text:style-name="Preformatted_20_Text"><text:span text:style-name="Source_20_Text"><text:s/>* For the full copyright and license information, please view the LICENSE</text:span></text:p>
      <text:p text:style-name="Preformatted_20_Text"><text:span text:style-name="Source_20_Text"><text:s/>* file that was distributed with this source code.</text:span></text:p>
      <text:p text:style-name="Preformatted_20_Text"><text:span text:style-name="Source_20_Text"><text:s/>*/</text:span></text:p>
      <text:p text:style-name="Preformatted_20_Text"/>
      <text:p text:style-name="Preformatted_20_Text"><text:span text:style-name="Source_20_Text">namespace Acme;</text:span></text:p>
      <text:p text:style-name="Preformatted_20_Text"/>
      <text:p text:style-name="Preformatted_20_Text"><text:span text:style-name="Source_20_Text">use Other\Qux;</text:span></text:p>
      <text:p text:style-name="Preformatted_20_Text"/>
      <text:p text:style-name="Preformatted_20_Text"><text:span text:style-name="Source_20_Text">/**</text:span></text:p>
      <text:p text:style-name="Preformatted_20_Text"><text:span text:style-name="Source_20_Text"><text:s/>* Coding standards demonstration.</text:span></text:p>
      <text:p text:style-name="Preformatted_20_Text"><text:soft-page-break/><text:span text:style-name="Source_20_Text"><text:s/>*/</text:span></text:p>
      <text:p text:style-name="Preformatted_20_Text"><text:span text:style-name="Source_20_Text">class FooBar</text:span></text:p>
      <text:p text:style-name="Preformatted_20_Text"><text:span text:style-name="Source_20_Text">{</text:span></text:p>
      <text:p text:style-name="Preformatted_20_Text"><text:span text:style-name="Source_20_Text"><text:s text:c="4"/>const SOME_CONST = 42;</text:span></text:p>
      <text:p text:style-name="Preformatted_20_Text"/>
      <text:p text:style-name="Preformatted_20_Text"><text:span text:style-name="Source_20_Text"><text:s text:c="4"/>/**</text:span></text:p>
      <text:p text:style-name="Preformatted_20_Text"><text:span text:style-name="Source_20_Text"><text:s text:c="5"/>* @var string</text:span></text:p>
      <text:p text:style-name="Preformatted_20_Text"><text:span text:style-name="Source_20_Text"><text:s text:c="5"/>*/</text:span></text:p>
      <text:p text:style-name="Preformatted_20_Text"><text:span text:style-name="Source_20_Text"><text:s text:c="4"/>private $fooBar;</text:span></text:p>
      <text:p text:style-name="Preformatted_20_Text"/>
      <text:p text:style-name="Preformatted_20_Text"><text:span text:style-name="Source_20_Text"><text:s text:c="4"/>private $qux;</text:span></text:p>
      <text:p text:style-name="Preformatted_20_Text"/>
      <text:p text:style-name="Preformatted_20_Text"><text:span text:style-name="Source_20_Text"><text:s text:c="4"/>/**</text:span></text:p>
      <text:p text:style-name="Preformatted_20_Text"><text:span text:style-name="Source_20_Text"><text:s text:c="5"/>* @param string $dummy Some argument description</text:span></text:p>
      <text:p text:style-name="Preformatted_20_Text"><text:span text:style-name="Source_20_Text"><text:s text:c="5"/>*/</text:span></text:p>
      <text:p text:style-name="Preformatted_20_Text"><text:span text:style-name="Source_20_Text"><text:s text:c="4"/>public function __construct($dummy, Qux $qux)</text:span></text:p>
      <text:p text:style-name="Preformatted_20_Text"><text:span text:style-name="Source_20_Text"><text:s text:c="4"/>{</text:span></text:p>
      <text:p text:style-name="Preformatted_20_Text"><text:span text:style-name="Source_20_Text"><text:s text:c="8"/>$this-&gt;fooBar = $this-&gt;transformText($dummy);</text:span></text:p>
      <text:p text:style-name="Preformatted_20_Text"><text:span text:style-name="Source_20_Text"><text:s text:c="8"/>$this-&gt;qux = $qux;</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return string</text:span></text:p>
      <text:p text:style-name="Preformatted_20_Text"><text:span text:style-name="Source_20_Text"><text:s text:c="5"/>*</text:span></text:p>
      <text:p text:style-name="Preformatted_20_Text"><text:span text:style-name="Source_20_Text"><text:s text:c="5"/>* @deprecated</text:span></text:p>
      <text:p text:style-name="Preformatted_20_Text"><text:span text:style-name="Source_20_Text"><text:s text:c="5"/>*/</text:span></text:p>
      <text:p text:style-name="Preformatted_20_Text"><text:span text:style-name="Source_20_Text"><text:s text:c="4"/>public function someDeprecatedMethod()</text:span></text:p>
      <text:p text:style-name="Preformatted_20_Text"><text:span text:style-name="Source_20_Text"><text:s text:c="4"/>{</text:span></text:p>
      <text:p text:style-name="Preformatted_20_Text"><text:span text:style-name="Source_20_Text"><text:s text:c="8"/>trigger_deprecation('symfony/package-name', '5.1', 'The %s() method is deprecated, use Acme\Baz::someMethod() instead.', __METHOD__);</text:span></text:p>
      <text:p text:style-name="Preformatted_20_Text"/>
      <text:p text:style-name="Preformatted_20_Text"><text:span text:style-name="Source_20_Text"><text:s text:c="8"/>return Baz::someMethod();</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Transforms the input given as first argument.</text:span></text:p>
      <text:p text:style-name="Preformatted_20_Text"><text:span text:style-name="Source_20_Text"><text:s text:c="5"/>*</text:span></text:p>
      <text:p text:style-name="Preformatted_20_Text"><text:span text:style-name="Source_20_Text"><text:s text:c="5"/>* @param bool|string $dummy <text:s text:c="2"/>Some argument description</text:span></text:p>
      <text:p text:style-name="Preformatted_20_Text"><text:span text:style-name="Source_20_Text"><text:s text:c="5"/>* @param array <text:s text:c="6"/>$options An options collection to be used within the transformation</text:span></text:p>
      <text:p text:style-name="Preformatted_20_Text"><text:span text:style-name="Source_20_Text"><text:s text:c="5"/>*</text:span></text:p>
      <text:p text:style-name="Preformatted_20_Text"><text:span text:style-name="Source_20_Text"><text:s text:c="5"/>* @return string|null The transformed input</text:span></text:p>
      <text:p text:style-name="Preformatted_20_Text"><text:span text:style-name="Source_20_Text"><text:s text:c="5"/>*</text:span></text:p>
      <text:p text:style-name="Preformatted_20_Text"><text:span text:style-name="Source_20_Text"><text:s text:c="5"/>* @throws \RuntimeException When an invalid option is provided</text:span></text:p>
      <text:p text:style-name="Preformatted_20_Text"><text:span text:style-name="Source_20_Text"><text:s text:c="5"/>*/</text:span></text:p>
      <text:p text:style-name="Preformatted_20_Text"><text:span text:style-name="Source_20_Text"><text:s text:c="4"/>private function transformText($dummy, array $options = [])</text:span></text:p>
      <text:p text:style-name="Preformatted_20_Text"><text:span text:style-name="Source_20_Text"><text:s text:c="4"/>{</text:span></text:p>
      <text:p text:style-name="Preformatted_20_Text"><text:span text:style-name="Source_20_Text"><text:s text:c="8"/>$defaultOptions = [</text:span></text:p>
      <text:p text:style-name="Preformatted_20_Text"><text:span text:style-name="Source_20_Text"><text:s text:c="12"/>'some_default' =&gt; 'values',</text:span></text:p>
      <text:p text:style-name="Preformatted_20_Text"><text:span text:style-name="Source_20_Text"><text:s text:c="12"/>'another_default' =&gt; 'more values',</text:span></text:p>
      <text:p text:style-name="Preformatted_20_Text"><text:span text:style-name="Source_20_Text"><text:s text:c="8"/>];</text:span></text:p>
      <text:p text:style-name="Preformatted_20_Text"/>
      <text:p text:style-name="Preformatted_20_Text"><text:span text:style-name="Source_20_Text"><text:s text:c="8"/>foreach ($options as $name =&gt; $value) {</text:span></text:p>
      <text:p text:style-name="Preformatted_20_Text"><text:span text:style-name="Source_20_Text"><text:s text:c="12"/>if (!array_key_exists($name, $defaultOptions)) {</text:span></text:p>
      <text:p text:style-name="Preformatted_20_Text"><text:span text:style-name="Source_20_Text"><text:s text:c="16"/>throw new \RuntimeException(sprintf('Unrecognized option "%s"', $name));</text:span></text:p>
      <text:p text:style-name="Preformatted_20_Text"><text:span text:style-name="Source_20_Text"><text:s text:c="12"/>}</text:span></text:p>
      <text:p text:style-name="Preformatted_20_Text"><text:span text:style-name="Source_20_Text"><text:s text:c="8"/>}</text:span></text:p>
      <text:p text:style-name="Preformatted_20_Text"/>
      <text:p text:style-name="Preformatted_20_Text"><text:span text:style-name="Source_20_Text"><text:s text:c="8"/>$mergedOptions = array_merge(</text:span></text:p>
      <text:p text:style-name="Preformatted_20_Text"><text:span text:style-name="Source_20_Text"><text:s text:c="12"/>$defaultOptions,</text:span></text:p>
      <text:p text:style-name="Preformatted_20_Text"><text:span text:style-name="Source_20_Text"><text:s text:c="12"/>$options</text:span></text:p>
      <text:p text:style-name="Preformatted_20_Text"><text:span text:style-name="Source_20_Text"><text:s text:c="8"/>);</text:span></text:p>
      <text:p text:style-name="Preformatted_20_Text"/>
      <text:p text:style-name="Preformatted_20_Text"><text:soft-page-break/><text:span text:style-name="Source_20_Text"><text:s text:c="8"/>if (true === $dummy) {</text:span></text:p>
      <text:p text:style-name="Preformatted_20_Text"><text:span text:style-name="Source_20_Text"><text:s text:c="12"/>return 'something';</text:span></text:p>
      <text:p text:style-name="Preformatted_20_Text"><text:span text:style-name="Source_20_Text"><text:s text:c="8"/>}</text:span></text:p>
      <text:p text:style-name="Preformatted_20_Text"/>
      <text:p text:style-name="Preformatted_20_Text"><text:span text:style-name="Source_20_Text"><text:s text:c="8"/>if (is_string($dummy)) {</text:span></text:p>
      <text:p text:style-name="Preformatted_20_Text"><text:span text:style-name="Source_20_Text"><text:s text:c="12"/>if ('values' === $mergedOptions['some_default']) {</text:span></text:p>
      <text:p text:style-name="Preformatted_20_Text"><text:span text:style-name="Source_20_Text"><text:s text:c="16"/>return substr($dummy, 0, 5);</text:span></text:p>
      <text:p text:style-name="Preformatted_20_Text"><text:span text:style-name="Source_20_Text"><text:s text:c="12"/>}</text:span></text:p>
      <text:p text:style-name="Preformatted_20_Text"/>
      <text:p text:style-name="Preformatted_20_Text"><text:span text:style-name="Source_20_Text"><text:s text:c="12"/>return ucwords($dummy);</text:span></text:p>
      <text:p text:style-name="Preformatted_20_Text"><text:span text:style-name="Source_20_Text"><text:s text:c="8"/>}</text:span></text:p>
      <text:p text:style-name="Preformatted_20_Text"/>
      <text:p text:style-name="Preformatted_20_Text"><text:span text:style-name="Source_20_Text"><text:s text:c="8"/>return null;</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Performs some basic operations for a given value.</text:span></text:p>
      <text:p text:style-name="Preformatted_20_Text"><text:span text:style-name="Source_20_Text"><text:s text:c="5"/>*</text:span></text:p>
      <text:p text:style-name="Preformatted_20_Text"><text:span text:style-name="Source_20_Text"><text:s text:c="5"/>* @param mixed $value <text:s text:c="4"/>Some value to operate against</text:span></text:p>
      <text:p text:style-name="Preformatted_20_Text"><text:span text:style-name="Source_20_Text"><text:s text:c="5"/>* @param bool <text:s/>$theSwitch Some switch to control the method's flow</text:span></text:p>
      <text:p text:style-name="Preformatted_20_Text"><text:span text:style-name="Source_20_Text"><text:s text:c="5"/>*/</text:span></text:p>
      <text:p text:style-name="Preformatted_20_Text"><text:span text:style-name="Source_20_Text"><text:s text:c="4"/>private function performOperations($value = null, $theSwitch = false)</text:span></text:p>
      <text:p text:style-name="Preformatted_20_Text"><text:span text:style-name="Source_20_Text"><text:s text:c="4"/>{</text:span></text:p>
      <text:p text:style-name="Preformatted_20_Text"><text:span text:style-name="Source_20_Text"><text:s text:c="8"/>if (!$theSwitch) {</text:span></text:p>
      <text:p text:style-name="Preformatted_20_Text"><text:span text:style-name="Source_20_Text"><text:s text:c="12"/>return;</text:span></text:p>
      <text:p text:style-name="Preformatted_20_Text"><text:span text:style-name="Source_20_Text"><text:s text:c="8"/>}</text:span></text:p>
      <text:p text:style-name="Preformatted_20_Text"/>
      <text:p text:style-name="Preformatted_20_Text"><text:span text:style-name="Source_20_Text"><text:s text:c="8"/>$this-&gt;qux-&gt;doFoo($value);</text:span></text:p>
      <text:p text:style-name="Preformatted_20_Text"><text:span text:style-name="Source_20_Text"><text:s text:c="8"/>$this-&gt;qux-&gt;doBar($value);</text:span></text:p>
      <text:p text:style-name="Preformatted_20_Text"><text:span text:style-name="Source_20_Text"><text:s text:c="4"/>}</text:span></text:p>
      <text:p text:style-name="P1"><text:span text:style-name="Source_20_Text">}</text:span></text:p>
      <text:h text:style-name="Heading_20_3" text:outline-level="3"><text:bookmark text:name="structure"/><text:a xlink:type="simple" xlink:href="https://symfony.com/doc/current/contributing/code/standards.html#structure" text:style-name="Internet_20_link" text:visited-style-name="Visited_20_Internet_20_Link">Structure</text:a></text:h>
      <text:list xml:id="list1157546450" text:style-name="L2">
        <text:list-item>
          <text:p text:style-name="P10">Add a single space after each comma delimiter; </text:p>
        </text:list-item>
        <text:list-item>
          <text:p text:style-name="P10">Add a single space around binary operators (<text:span text:style-name="Source_20_Text">==</text:span>, <text:span text:style-name="Source_20_Text">&amp;&amp;</text:span>, ...), with the exception of the concatenation (<text:span text:style-name="Source_20_Text">.</text:span>) operator; </text:p>
        </text:list-item>
        <text:list-item>
          <text:p text:style-name="P10">Place unary operators (<text:span text:style-name="Source_20_Text">!</text:span>, <text:span text:style-name="Source_20_Text">--</text:span>, ...) adjacent to the affected variable; </text:p>
        </text:list-item>
        <text:list-item>
          <text:p text:style-name="P10">Always use <text:a xlink:type="simple" xlink:href="https://www.php.net/manual/en/language.operators.comparison.php" office:target-frame-name="_blank" xlink:show="new" text:style-name="Internet_20_link" text:visited-style-name="Visited_20_Internet_20_Link">identical comparison</text:a> unless you need type juggling; </text:p>
        </text:list-item>
        <text:list-item>
          <text:p text:style-name="P10">Use <text:a xlink:type="simple" xlink:href="https://en.wikipedia.org/wiki/Yoda_conditions" office:target-frame-name="_blank" xlink:show="new" text:style-name="Internet_20_link" text:visited-style-name="Visited_20_Internet_20_Link">Yoda conditions</text:a> when checking a variable against an expression to avoid an accidental assignment inside the condition statement (this applies to <text:span text:style-name="Source_20_Text">==</text:span>, <text:span text:style-name="Source_20_Text">!=</text:span>, <text:span text:style-name="Source_20_Text">===</text:span>, and <text:span text:style-name="Source_20_Text">!==</text:span>); </text:p>
        </text:list-item>
        <text:list-item>
          <text:p text:style-name="P10">Add a comma after each array item in a multi-line array, even after the last one; </text:p>
        </text:list-item>
        <text:list-item>
          <text:p text:style-name="P10">Add a blank line before <text:span text:style-name="Source_20_Text">return</text:span> statements, unless the return is alone inside a statement-group (like an <text:span text:style-name="Source_20_Text">if</text:span> statement); </text:p>
        </text:list-item>
        <text:list-item>
          <text:p text:style-name="P10">Use <text:span text:style-name="Source_20_Text">return null;</text:span> when a function explicitly returns <text:span text:style-name="Source_20_Text">null</text:span> values and use <text:span text:style-name="Source_20_Text">return;</text:span> when the function returns <text:span text:style-name="Source_20_Text">void</text:span> values; </text:p>
        </text:list-item>
        <text:list-item>
          <text:p text:style-name="P10">Use braces to indicate control structure body regardless of the number of statements it contains; </text:p>
        </text:list-item>
        <text:list-item>
          <text:p text:style-name="P10">Define one class per file - this does not apply to private helper classes that are not intended to be instantiated from the outside and thus are not concerned by the <text:a xlink:type="simple" xlink:href="https://www.php-fig.org/psr/psr-0/" office:target-frame-name="_blank" xlink:show="new" text:style-name="Internet_20_link" text:visited-style-name="Visited_20_Internet_20_Link">PSR-0</text:a> and <text:a xlink:type="simple" xlink:href="https://www.php-fig.org/psr/psr-4/" office:target-frame-name="_blank" xlink:show="new" text:style-name="Internet_20_link" text:visited-style-name="Visited_20_Internet_20_Link">PSR-4</text:a> autoload standards; </text:p>
        </text:list-item>
        <text:list-item>
          <text:p text:style-name="P10">Declare the class inheritance and all the implemented interfaces on the same line as the class name; </text:p>
        </text:list-item>
        <text:list-item>
          <text:p text:style-name="P10">Declare class properties before methods; </text:p>
        </text:list-item>
        <text:list-item>
          <text:p text:style-name="P10"><text:soft-page-break/>Declare public methods first, then protected ones and finally private ones. The exceptions to this rule are the class constructor and the <text:span text:style-name="Source_20_Text">setUp()</text:span> and <text:span text:style-name="Source_20_Text">tearDown()</text:span> methods of PHPUnit tests, which must always be the first methods to increase readability; </text:p>
        </text:list-item>
        <text:list-item>
          <text:p text:style-name="P10">Declare all the arguments on the same line as the method/function name, no matter how many arguments there are; </text:p>
        </text:list-item>
        <text:list-item>
          <text:p text:style-name="P10">Use parentheses when instantiating classes regardless of the number of arguments the constructor has; </text:p>
        </text:list-item>
        <text:list-item>
          <text:p text:style-name="P10">Exception and error message strings must be concatenated using <text:a xlink:type="simple" xlink:href="https://secure.php.net/manual/en/function.sprintf.php" office:target-frame-name="_blank" xlink:show="new" text:style-name="Internet_20_link" text:visited-style-name="Visited_20_Internet_20_Link">sprintf</text:a>; </text:p>
        </text:list-item>
        <text:list-item>
          <text:p text:style-name="P10">Do not use <text:span text:style-name="Source_20_Text">else</text:span>, <text:span text:style-name="Source_20_Text">elseif</text:span>, <text:span text:style-name="Source_20_Text">break</text:span> after <text:span text:style-name="Source_20_Text">if</text:span> and <text:span text:style-name="Source_20_Text">case</text:span> conditions which return or throw something; </text:p>
        </text:list-item>
        <text:list-item>
          <text:p text:style-name="P10">Do not use spaces around <text:span text:style-name="Source_20_Text">[</text:span> offset accessor and before <text:span text:style-name="Source_20_Text">]</text:span> offset accessor; </text:p>
        </text:list-item>
        <text:list-item>
          <text:p text:style-name="P10">Add a <text:span text:style-name="Source_20_Text">use</text:span> statement for every class that is not part of the global namespace; </text:p>
        </text:list-item>
        <text:list-item>
          <text:p text:style-name="P3">When PHPDoc tags like <text:span text:style-name="Source_20_Text">@param</text:span> or <text:span text:style-name="Source_20_Text">@return</text:span> include <text:span text:style-name="Source_20_Text">null</text:span> and other types, always place <text:span text:style-name="Source_20_Text">null</text:span> at the end of the list of types. </text:p>
        </text:list-item>
      </text:list>
      <text:h text:style-name="Heading_20_3" text:outline-level="3"><text:bookmark text:name="naming-conventions"/><text:a xlink:type="simple" xlink:href="https://symfony.com/doc/current/contributing/code/standards.html#naming-conventions" text:style-name="Internet_20_link" text:visited-style-name="Visited_20_Internet_20_Link">Naming Conventions</text:a></text:h>
      <text:list xml:id="list259846020" text:style-name="L3">
        <text:list-item>
          <text:p text:style-name="P11">Use <text:a xlink:type="simple" xlink:href="https://en.wikipedia.org/wiki/Camel_case" office:target-frame-name="_blank" xlink:show="new" text:style-name="Internet_20_link" text:visited-style-name="Visited_20_Internet_20_Link">camelCase</text:a> for PHP variables, function and method names, arguments (e.g. <text:span text:style-name="Source_20_Text">$acceptableContentTypes</text:span>, <text:span text:style-name="Source_20_Text">hasSession()</text:span>); </text:p>
        </text:list-item>
        <text:list-item>
          <text:p text:style-name="P11">Use <text:a xlink:type="simple" xlink:href="https://en.wikipedia.org/wiki/Snake_case" office:target-frame-name="_blank" xlink:show="new" text:style-name="Internet_20_link" text:visited-style-name="Visited_20_Internet_20_Link">snake_case</text:a> for configuration parameters and Twig template variables (e.g. <text:span text:style-name="Source_20_Text">framework.csrf_protection</text:span>, <text:span text:style-name="Source_20_Text">http_status_code</text:span>); </text:p>
        </text:list-item>
        <text:list-item>
          <text:p text:style-name="P11">Use namespaces for all PHP classes and <text:a xlink:type="simple" xlink:href="https://en.wikipedia.org/wiki/Camel_case" office:target-frame-name="_blank" xlink:show="new" text:style-name="Internet_20_link" text:visited-style-name="Visited_20_Internet_20_Link">UpperCamelCase</text:a> for their names (e.g. <text:span text:style-name="Source_20_Text">ConsoleLogger</text:span>); </text:p>
        </text:list-item>
        <text:list-item>
          <text:p text:style-name="P11">Prefix all abstract classes with <text:span text:style-name="Source_20_Text">Abstract</text:span> except PHPUnit <text:span text:style-name="Source_20_Text">*TestCase</text:span>. Please note some early Symfony classes do not follow this convention and have not been renamed for backward compatibility reasons. However, all new abstract classes must follow this naming convention; </text:p>
        </text:list-item>
        <text:list-item>
          <text:p text:style-name="P11">Suffix interfaces with <text:span text:style-name="Source_20_Text">Interface</text:span>; </text:p>
        </text:list-item>
        <text:list-item>
          <text:p text:style-name="P11">Suffix traits with <text:span text:style-name="Source_20_Text">Trait</text:span>; </text:p>
        </text:list-item>
        <text:list-item>
          <text:p text:style-name="P11">Suffix exceptions with <text:span text:style-name="Source_20_Text">Exception</text:span>; </text:p>
        </text:list-item>
        <text:list-item>
          <text:p text:style-name="P11">Prefix PHP attributes with <text:span text:style-name="Source_20_Text">As</text:span> where applicable (e.g. <text:span text:style-name="Source_20_Text">#[AsCommand]</text:span> instead of <text:span text:style-name="Source_20_Text">#[Command]</text:span>, but <text:span text:style-name="Source_20_Text">#[When]</text:span> is kept as-is); </text:p>
        </text:list-item>
        <text:list-item>
          <text:p text:style-name="P11">Use UpperCamelCase for naming PHP files (e.g. <text:span text:style-name="Source_20_Text">EnvVarProcessor.php</text:span>) and snake case for naming Twig templates and web assets (<text:span text:style-name="Source_20_Text">section_layout.html.twig</text:span>, <text:span text:style-name="Source_20_Text">index.scss</text:span>); </text:p>
        </text:list-item>
        <text:list-item>
          <text:p text:style-name="P11">For type-hinting in PHPDocs and casting, use <text:span text:style-name="Source_20_Text">bool</text:span> (instead of <text:span text:style-name="Source_20_Text">boolean</text:span> or <text:span text:style-name="Source_20_Text">Boolean</text:span>), <text:span text:style-name="Source_20_Text">int</text:span> (instead of <text:span text:style-name="Source_20_Text">integer</text:span>), <text:span text:style-name="Source_20_Text">float</text:span> (instead of <text:span text:style-name="Source_20_Text">double</text:span> or <text:span text:style-name="Source_20_Text">real</text:span>); </text:p>
        </text:list-item>
        <text:list-item>
          <text:p text:style-name="P4">Don't forget to look at the more verbose <text:a xlink:type="simple" xlink:href="https://symfony.com/doc/current/contributing/code/conventions.html" text:style-name="Internet_20_link" text:visited-style-name="Visited_20_Internet_20_Link">Conventions</text:a> document for more subjective naming considerations. </text:p>
        </text:list-item>
      </text:list>
      <text:h text:style-name="Heading_20_3" text:outline-level="3"><text:bookmark text:name="service-naming-conventions"/><text:a xlink:type="simple" xlink:href="https://symfony.com/doc/current/contributing/code/standards.html#service-naming-conventions" text:style-name="Internet_20_link" text:visited-style-name="Visited_20_Internet_20_Link">Service Naming Conventions</text:a></text:h>
      <text:list xml:id="list3132588261" text:style-name="L4">
        <text:list-item>
          <text:p text:style-name="P12">A service name must be the same as the fully qualified class name (FQCN) of its class (e.g. <text:span text:style-name="Source_20_Text">App\EventSubscriber\UserSubscriber</text:span>); </text:p>
        </text:list-item>
        <text:list-item>
          <text:p text:style-name="P12"><text:soft-page-break/>If there are multiple services for the same class, use the FQCN for the main service and use lowercase and underscored names for the rest of services. Optionally divide them in groups separated with dots (e.g. <text:span text:style-name="Source_20_Text">something.service_name</text:span>, <text:span text:style-name="Source_20_Text">fos_user.something.service_name</text:span>); </text:p>
        </text:list-item>
        <text:list-item>
          <text:p text:style-name="P12">Use lowercase letters for parameter names (except when referring to environment variables with the <text:span text:style-name="Source_20_Text">%env(VARIABLE_NAME)%</text:span> syntax); </text:p>
        </text:list-item>
        <text:list-item>
          <text:p text:style-name="P5">Add class aliases for public services (e.g. alias <text:span text:style-name="Source_20_Text">Symfony\Component\Something\ClassName</text:span> to <text:span text:style-name="Source_20_Text">something.service_name</text:span>). </text:p>
        </text:list-item>
      </text:list>
      <text:h text:style-name="Heading_20_3" text:outline-level="3"><text:bookmark text:name="documentation"/><text:a xlink:type="simple" xlink:href="https://symfony.com/doc/current/contributing/code/standards.html#documentation" text:style-name="Internet_20_link" text:visited-style-name="Visited_20_Internet_20_Link">Documentation</text:a></text:h>
      <text:list xml:id="list1974835124" text:style-name="L5">
        <text:list-item>
          <text:p text:style-name="P13">Add PHPDoc blocks for all classes, methods, and functions (though you may be asked to remove PHPDoc that do not add value); </text:p>
        </text:list-item>
        <text:list-item>
          <text:p text:style-name="P13">Group annotations together so that annotations of the same type immediately follow each other, and annotations of a different type are separated by a single blank line; </text:p>
        </text:list-item>
        <text:list-item>
          <text:p text:style-name="P13">Omit the <text:span text:style-name="Source_20_Text">@return</text:span> tag if the method does not return anything; </text:p>
        </text:list-item>
        <text:list-item>
          <text:p text:style-name="P13">The <text:span text:style-name="Source_20_Text">@package</text:span> and <text:span text:style-name="Source_20_Text">@subpackage</text:span> annotations are not used; </text:p>
        </text:list-item>
        <text:list-item>
          <text:p text:style-name="P13">Don't inline PHPDoc blocks, even when they contain just one tag (e.g. don't put <text:span text:style-name="Source_20_Text">/** {@inheritdoc} */</text:span> in a single line); </text:p>
        </text:list-item>
        <text:list-item>
          <text:p text:style-name="P6">When adding a new class or when making significant changes to an existing class, an <text:span text:style-name="Source_20_Text">@author</text:span> tag with personal contact information may be added, or expanded. Please note it is possible to have the personal contact information updated or removed per request to the <text:a xlink:type="simple" xlink:href="https://symfony.com/doc/current/contributing/code/core_team.html" text:style-name="Internet_20_link" text:visited-style-name="Visited_20_Internet_20_Link">core team</text:a>. </text:p>
        </text:list-item>
      </text:list>
      <text:h text:style-name="Heading_20_3" text:outline-level="3"><text:bookmark text:name="license"/><text:a xlink:type="simple" xlink:href="https://symfony.com/doc/current/contributing/code/standards.html#license" text:style-name="Internet_20_link" text:visited-style-name="Visited_20_Internet_20_Link">License</text:a></text:h>
      <text:list xml:id="list2778874008" text:style-name="L6">
        <text:list-item>
          <text:p text:style-name="P7">Symfony is released under the MIT license, and the license block has to be present at the top of every PHP file, before the namespace. </text:p>
        </text:list-item>
      </text:list>
      <text:p text:style-name="Standard"><text:a xlink:type="simple" xlink:href="https://symfony.com/doc/current/contributing/code/standards.html" text:style-name="Internet_20_link" text:visited-style-name="Visited_20_Internet_20_Link">https://symfony.com/doc/current/contributing/code/standards.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6T09:57:40.465528023</meta:creation-date>
    <dc:date>2021-12-06T09:58:10.159380325</dc:date>
    <meta:editing-duration>PT31S</meta:editing-duration>
    <meta:editing-cycles>1</meta:editing-cycles>
    <meta:document-statistic meta:table-count="0" meta:image-count="0" meta:object-count="0" meta:page-count="5" meta:paragraph-count="157" meta:word-count="1283" meta:character-count="8725" meta:non-whitespace-character-count="7069"/>
    <meta:generator>LibreOffice/6.4.7.2$Linux_X86_64 LibreOffice_project/40$Build-2</meta:generator>
  </office:meta>
</office:document-meta>
</file>